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2.593cm"/>
    </style:style>
    <style:style style:name="Tableau1.C" style:family="table-column">
      <style:table-column-properties style:column-width="2.699cm"/>
    </style:style>
    <style:style style:name="Tableau1.D" style:family="table-column">
      <style:table-column-properties style:column-width="3.634cm"/>
    </style:style>
    <style:style style:name="Tableau1.E" style:family="table-column">
      <style:table-column-properties style:column-width="2.833cm"/>
    </style:style>
    <style:style style:name="Tableau1.F" style:family="table-column">
      <style:table-column-properties style:column-width="2.847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style:font-name="Liberation Sans" fo:font-size="10pt" officeooo:rsid="001ae5ce" officeooo:paragraph-rsid="001ae5ce" style:font-size-asian="10pt" style:font-size-complex="10pt"/>
    </style:style>
    <style:style style:name="P2" style:family="paragraph" style:parent-style-name="Standard">
      <style:text-properties style:font-name="Liberation Sans" fo:font-size="10pt" officeooo:rsid="001cb2eb" officeooo:paragraph-rsid="001cb2eb" style:font-size-asian="10pt" style:font-size-complex="10pt"/>
    </style:style>
    <style:style style:name="P3" style:family="paragraph" style:parent-style-name="Standard">
      <style:text-properties style:font-name="Liberation Sans" fo:font-size="10pt" officeooo:rsid="00207ff7" officeooo:paragraph-rsid="00207ff7" style:font-size-asian="10pt" style:font-size-complex="10pt"/>
    </style:style>
    <style:style style:name="P4" style:family="paragraph" style:parent-style-name="Standard">
      <style:text-properties style:font-name="Liberation Sans" fo:font-size="10pt" officeooo:rsid="0020da2d" officeooo:paragraph-rsid="0020da2d" style:font-size-asian="10pt" style:font-size-complex="10pt"/>
    </style:style>
    <style:style style:name="P5" style:family="paragraph" style:parent-style-name="Table_20_Contents">
      <style:text-properties style:font-name="Liberation Sans" fo:font-size="10pt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da2d" officeooo:paragraph-rsid="0020da2d" style:font-size-asian="10pt" style:font-size-complex="10pt"/>
    </style:style>
    <style:style style:name="P7" style:family="paragraph" style:parent-style-name="Table_20_Contents">
      <style:text-properties style:font-name="Liberation Sans" fo:font-size="10pt" officeooo:rsid="0020da2d" officeooo:paragraph-rsid="0022a9e7" style:font-size-asian="10pt" style:font-size-complex="10pt"/>
    </style:style>
    <style:style style:name="P8" style:family="paragraph" style:parent-style-name="Table_20_Contents">
      <style:text-properties style:font-name="Liberation Sans" fo:font-size="10pt" officeooo:rsid="0020da2d" officeooo:paragraph-rsid="0023550e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20dd1d" officeooo:paragraph-rsid="0020dd1d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22a9e7" officeooo:paragraph-rsid="0022a9e7" style:font-size-asian="10pt" style:font-size-complex="10pt"/>
    </style:style>
    <style:style style:name="P11" style:family="paragraph" style:parent-style-name="Table_20_Contents">
      <style:text-properties style:font-name="Liberation Sans" fo:font-size="10pt" fo:font-weight="bold" officeooo:rsid="0020da2d" officeooo:paragraph-rsid="0020da2d" style:font-size-asian="10pt" style:font-weight-asian="bold" style:font-size-complex="10pt" style:font-weight-complex="bold"/>
    </style:style>
    <style:style style:name="P12" style:family="paragraph" style:parent-style-name="Title">
      <style:text-properties style:font-name="Liberation Sans"/>
    </style:style>
    <style:style style:name="T1" style:family="text">
      <style:text-properties officeooo:rsid="001aee6e"/>
    </style:style>
    <style:style style:name="T2" style:family="text">
      <style:text-properties officeooo:rsid="001ed218"/>
    </style:style>
    <style:style style:name="T3" style:family="text">
      <style:text-properties officeooo:rsid="0020da2d"/>
    </style:style>
    <style:style style:name="T4" style:family="text">
      <style:text-properties officeooo:rsid="0020dd1d"/>
    </style:style>
    <style:style style:name="T5" style:family="text">
      <style:text-properties officeooo:rsid="0022a9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s différentes offres My Alfred</text:p>
      <text:p text:style-name="P1"/>
      <text:p text:style-name="P1">Les variantes s’articulent autour de <text:s/>options :</text:p>
      <text:p text:style-name="P1">- recherche de services (Plateforme de service) : le client cherche un service, l’administrateur (Alfred ou entreprise) réserver pour lui l’Alfred</text:p>
      <text:p text:style-name="P1">- recherche d’Alfred (Marketplace de service) : le client cherche directement son Alfred</text:p>
      <text:p text:style-name="P1"/>
      <text:p text:style-name="P1">Commissions possibles :</text:p>
      <text:p text:style-name="P1">- prises sur l’Alfred vers l’entreprise : <text:span text:style-name="T1">paramétrable</text:span></text:p>
      <text:p text:style-name="P1">- prises sur le client vers My Alfred : <text:span text:style-name="T1">paramétrable</text:span></text:p>
      <text:p text:style-name="P1"/>
      <text:p text:style-name="P1">Dans le cas de la <text:span text:style-name="T3">Plateforme</text:span> de service, la commission pour My Alfred vaut le montant des prestations défini par l’Entreprise dont on déduit le montant des prestations <text:span text:style-name="T3">à régler à </text:span>l’Alfred.</text:p>
      <text:p text:style-name="P2">Dans le cas de <text:span text:style-name="T3">la Marketplace </text:span>de services, la commission vaut le montant à régler à l’Alfred plus le pourcentage défini par My Alfred <text:span text:style-name="T3">ou l’Entreprise</text:span>, <text:span text:style-name="T2">ce coût total étant supporté par le client.</text:span></text:p>
      <text:p text:style-name="P1"/>
      <text:p text:style-name="P3">Par ailleurs, la plate-forme peut être déléguée en partie ou en totalité à l’Entreprise.</text:p>
      <text:p text:style-name="P3">- En partie : pour la Plateforme, la recherche et réservation d’Alfred peut se faire par un membre de My Alfred ou un membre de l’Entreprise</text:p>
      <text:p text:style-name="P3">- En totalité : la base de données est fournie vierge à l’Entreprise, charge à elle d’inscrire ses Alfred et ses clients, et de gérer les réservations.</text:p>
      <text:p text:style-name="P3"/>
      <text:p text:style-name="P3">Exemples : <text:span text:style-name="T5">(MA =&gt; My Alfred)</text:span>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3859056187696">
          <table:table-cell table:style-name="Tableau1.A1" office:value-type="string">
            <text:p text:style-name="P11">Entreprise</text:p>
          </table:table-cell>
          <table:table-cell table:style-name="Tableau1.A1" office:value-type="string">
            <text:p text:style-name="P11">Marketplace/Plateforme</text:p>
          </table:table-cell>
          <table:table-cell table:style-name="Tableau1.A1" office:value-type="string">
            <text:p text:style-name="P11">Recherche d’Alfred par</text:p>
          </table:table-cell>
          <table:table-cell table:style-name="Tableau1.A1" office:value-type="string">
            <text:p text:style-name="P11">Commission sur Alfred =&gt; destinataire</text:p>
          </table:table-cell>
          <table:table-cell table:style-name="Tableau1.A1" office:value-type="string">
            <text:p text:style-name="P11">Commission sur client =&gt; destinataire</text:p>
          </table:table-cell>
          <table:table-cell table:style-name="Tableau1.A1" office:value-type="string">
            <text:p text:style-name="P11">BD d’Alfred distincte</text:p>
          </table:table-cell>
        </table:table-row>
        <table:table-row table:style-name="TableLine93859056187696">
          <table:table-cell table:style-name="Tableau1.A1" office:value-type="string">
            <text:p text:style-name="P6">Avocotes</text:p>
          </table:table-cell>
          <table:table-cell table:style-name="Tableau1.A1" office:value-type="string">
            <text:p text:style-name="P6">Plateforme</text:p>
          </table:table-cell>
          <table:table-cell table:style-name="Tableau1.A1" office:value-type="string">
            <text:p text:style-name="P10">MA</text:p>
          </table:table-cell>
          <table:table-cell table:style-name="Tableau1.A1" office:value-type="string">
            <text:p text:style-name="P6">Non</text:p>
          </table:table-cell>
          <table:table-cell table:style-name="Tableau1.A1" office:value-type="string">
            <text:p text:style-name="P7">Oui : (montant Avocotes - montant Alfred) =&gt; <text:span text:style-name="T5">MA</text:span></text:p>
          </table:table-cell>
          <table:table-cell table:style-name="Tableau1.A1" office:value-type="string">
            <text:p text:style-name="P6">Non</text:p>
          </table:table-cell>
        </table:table-row>
        <table:table-row table:style-name="TableLine93859056187696">
          <table:table-cell table:style-name="Tableau1.A1" office:value-type="string">
            <text:p text:style-name="P6">Alpes-premium</text:p>
          </table:table-cell>
          <table:table-cell table:style-name="Tableau1.A1" office:value-type="string">
            <text:p text:style-name="P6">Plateforme</text:p>
          </table:table-cell>
          <table:table-cell table:style-name="Tableau1.A1" office:value-type="string">
            <text:p text:style-name="P6">Entreprise</text:p>
          </table:table-cell>
          <table:table-cell table:style-name="Tableau1.A1" office:value-type="string">
            <text:p text:style-name="P6">Non</text:p>
          </table:table-cell>
          <table:table-cell table:style-name="Tableau1.A1" office:value-type="string">
            <text:p text:style-name="P7">Oui : % =&gt; <text:span text:style-name="T5">MA</text:span></text:p>
          </table:table-cell>
          <table:table-cell table:style-name="Tableau1.A1" office:value-type="string">
            <text:p text:style-name="P6">Oui</text:p>
          </table:table-cell>
        </table:table-row>
        <table:table-row table:style-name="TableLine93859056187696">
          <table:table-cell table:style-name="Tableau1.A1" office:value-type="string">
            <text:p text:style-name="P6">AllInclusive</text:p>
          </table:table-cell>
          <table:table-cell table:style-name="Tableau1.A1" office:value-type="string">
            <text:p text:style-name="P6">Marketplace</text:p>
          </table:table-cell>
          <table:table-cell table:style-name="Tableau1.A1" office:value-type="string">
            <text:p text:style-name="P6">N/A</text:p>
          </table:table-cell>
          <table:table-cell table:style-name="Tableau1.A1" office:value-type="string">
            <text:p text:style-name="P6">Oui % =&gt; All<text:span text:style-name="T5">I</text:span>nclusive</text:p>
          </table:table-cell>
          <table:table-cell table:style-name="Tableau1.A1" office:value-type="string">
            <text:p text:style-name="P7">Oui : % =&gt; <text:span text:style-name="T5">MA</text:span></text:p>
          </table:table-cell>
          <table:table-cell table:style-name="Tableau1.A1" office:value-type="string">
            <text:p text:style-name="P6">Oui</text:p>
          </table:table-cell>
        </table:table-row>
        <table:table-row table:style-name="TableLine93859056187696">
          <table:table-cell table:style-name="Tableau1.A1" office:value-type="string">
            <text:p text:style-name="P6">My Alfred C2C</text:p>
          </table:table-cell>
          <table:table-cell table:style-name="Tableau1.A1" office:value-type="string">
            <text:p text:style-name="P6">Marketplace</text:p>
          </table:table-cell>
          <table:table-cell table:style-name="Tableau1.A1" office:value-type="string">
            <text:p text:style-name="P6">N/A</text:p>
          </table:table-cell>
          <table:table-cell table:style-name="Tableau1.A1" office:value-type="string">
            <text:p text:style-name="P9">Non</text:p>
          </table:table-cell>
          <table:table-cell table:style-name="Tableau1.A1" office:value-type="string">
            <text:p text:style-name="P7">Oui : % =&gt; <text:span text:style-name="T5">MA</text:span></text:p>
          </table:table-cell>
          <table:table-cell table:style-name="Tableau1.A1" office:value-type="string">
            <text:p text:style-name="P6">Oui</text:p>
          </table:table-cell>
        </table:table-row>
      </table:table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5:20:02.544589294</meta:creation-date>
    <dc:date>2021-07-20T15:26:48.867039222</dc:date>
    <meta:editing-duration>PT4H27M31S</meta:editing-duration>
    <meta:editing-cycles>24</meta:editing-cycles>
    <meta:generator>LibreOffice/7.0.6.2$Linux_X86_64 LibreOffice_project/00$Build-2</meta:generator>
    <meta:document-statistic meta:table-count="1" meta:image-count="0" meta:object-count="0" meta:page-count="1" meta:paragraph-count="43" meta:word-count="273" meta:character-count="1614" meta:non-whitespace-character-count="1383"/>
  </office:meta>
</office:document-meta>
</file>